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F000001D65DD51D88.png"/>
  <manifest:file-entry manifest:media-type="image/png" manifest:full-path="Pictures/10000201000001C300000077E243D903.png"/>
  <manifest:file-entry manifest:media-type="image/png" manifest:full-path="Pictures/10000201000000A600000131017C87EF.png"/>
  <manifest:file-entry manifest:media-type="image/png" manifest:full-path="Pictures/10000000000000200000002000309F1C.png"/>
  <manifest:file-entry manifest:media-type="image/png" manifest:full-path="Pictures/10000201000001C300000077DD3097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5.612cm" svg:height="1.348cm" svg:x="11.164cm" svg:y="12.5cm">
            <draw:text-box>
              <text:p text:style-name="P1"><text:span text:style-name="T1">Whole Rest</text:span></text:p>
            </draw:text-box>
          </draw:frame>
          <draw:frame draw:style-name="gr1" draw:text-style-name="P3" draw:layer="layout" svg:width="2.898cm" svg:height="1.043cm" svg:x="12.521cm" svg:y="14.913cm">
            <draw:text-box>
              <text:p text:style-name="P1"><text:span text:style-name="T2">4 Beats</text:span></text:p>
            </draw:text-box>
          </draw:frame>
          <draw:frame draw:style-name="gr2" draw:text-style-name="P1" draw:layer="layout" svg:width="8.89cm" svg:height="2.337cm" svg:x="9.525cm" svg:y="7.627cm">
            <draw:image xlink:href="Pictures/10000201000001C300000077DD309782.png" xlink:type="simple" xlink:show="embed" xlink:actuate="onLoad">
              <text:p/>
            </draw:image>
          </draw:frame>
        </draw:g>
      </draw:page>
      <draw:page draw:name="page2" draw:style-name="dp1" draw:master-page-name="Default">
        <draw:g>
          <draw:g>
            <draw:g>
              <draw:frame draw:style-name="gr1" draw:text-style-name="P4" draw:layer="layout" svg:width="4.566cm" svg:height="1.348cm" svg:x="5.687cm" svg:y="11.805cm">
                <draw:text-box>
                  <text:p><text:span text:style-name="T1">Half Rest</text:span></text:p>
                </draw:text-box>
              </draw:frame>
              <draw:frame draw:style-name="gr1" draw:layer="layout" svg:width="2.653cm" svg:height="0.963cm" svg:x="6.644cm" svg:y="14.005cm">
                <draw:text-box>
                  <text:p>2 Beats</text:p>
                </draw:text-box>
              </draw:frame>
              <draw:frame draw:style-name="gr2" draw:text-style-name="P1" draw:layer="layout" svg:width="6.35cm" svg:height="1.676cm" svg:x="4.795cm" svg:y="8.622cm">
                <draw:image xlink:href="Pictures/10000201000001C300000077E243D903.png" xlink:type="simple" xlink:show="embed" xlink:actuate="onLoad">
                  <text:p/>
                </draw:image>
              </draw:frame>
            </draw:g>
          </draw:g>
          <draw:g>
            <draw:g>
              <draw:frame draw:style-name="gr1" draw:text-style-name="P4" draw:layer="layout" svg:width="4.566cm" svg:height="1.348cm" svg:x="17.687cm" svg:y="11.805cm">
                <draw:text-box>
                  <text:p><text:span text:style-name="T1">Half Rest</text:span></text:p>
                </draw:text-box>
              </draw:frame>
              <draw:frame draw:style-name="gr1" draw:layer="layout" svg:width="2.653cm" svg:height="0.963cm" svg:x="18.644cm" svg:y="14.005cm">
                <draw:text-box>
                  <text:p>2 Beats</text:p>
                </draw:text-box>
              </draw:frame>
              <draw:frame draw:style-name="gr2" draw:text-style-name="P1" draw:layer="layout" svg:width="6.35cm" svg:height="1.676cm" svg:x="16.795cm" svg:y="8.622cm">
                <draw:image xlink:href="Pictures/10000201000001C300000077E243D903.png" xlink:type="simple" xlink:show="embed" xlink:actuate="onLoad">
                  <text:p/>
                </draw:image>
              </draw:frame>
            </draw:g>
          </draw:g>
        </draw:g>
      </draw:page>
      <draw:page draw:name="page3" draw:style-name="dp1" draw:master-page-name="Default">
        <draw:g>
          <draw:g>
            <draw:frame draw:style-name="gr1" draw:text-style-name="P5" draw:layer="layout" svg:width="4.943cm" svg:height="1.115cm" svg:x="1.948cm" svg:y="12.173cm">
              <draw:text-box>
                <text:p><text:span text:style-name="T3">Quarter Rest</text:span></text:p>
              </draw:text-box>
            </draw:frame>
            <draw:frame draw:style-name="gr1" draw:layer="layout" svg:width="2.335cm" svg:height="0.963cm" svg:x="3.252cm" svg:y="13.973cm">
              <draw:text-box>
                <text:p>1 Beat</text:p>
              </draw:text-box>
            </draw:frame>
            <draw:frame draw:style-name="gr2" draw:text-style-name="P1" draw:layer="layout" svg:width="2.54cm" svg:height="6.833cm" svg:x="3.149cm" svg:y="5cm">
              <draw:image xlink:href="Pictures/10000201000000AF000001D65DD51D88.png" xlink:type="simple" xlink:show="embed" xlink:actuate="onLoad">
                <text:p/>
              </draw:image>
            </draw:frame>
          </draw:g>
          <draw:g>
            <draw:frame draw:style-name="gr1" draw:text-style-name="P5" draw:layer="layout" svg:width="4.943cm" svg:height="1.115cm" svg:x="8.315cm" svg:y="12.173cm">
              <draw:text-box>
                <text:p><text:span text:style-name="T3">Quarter Rest</text:span></text:p>
              </draw:text-box>
            </draw:frame>
            <draw:frame draw:style-name="gr1" draw:layer="layout" svg:width="2.335cm" svg:height="0.963cm" svg:x="9.619cm" svg:y="13.973cm">
              <draw:text-box>
                <text:p>1 Beat</text:p>
              </draw:text-box>
            </draw:frame>
            <draw:frame draw:style-name="gr2" draw:text-style-name="P1" draw:layer="layout" svg:width="2.54cm" svg:height="6.833cm" svg:x="9.516cm" svg:y="5cm">
              <draw:image xlink:href="Pictures/10000201000000AF000001D65DD51D88.png" xlink:type="simple" xlink:show="embed" xlink:actuate="onLoad">
                <text:p/>
              </draw:image>
            </draw:frame>
          </draw:g>
          <draw:g>
            <draw:frame draw:style-name="gr1" draw:text-style-name="P5" draw:layer="layout" svg:width="4.943cm" svg:height="1.115cm" svg:x="14.682cm" svg:y="12.173cm">
              <draw:text-box>
                <text:p><text:span text:style-name="T3">Quarter Rest</text:span></text:p>
              </draw:text-box>
            </draw:frame>
            <draw:frame draw:style-name="gr1" draw:layer="layout" svg:width="2.335cm" svg:height="0.963cm" svg:x="15.986cm" svg:y="13.973cm">
              <draw:text-box>
                <text:p>1 Beat</text:p>
              </draw:text-box>
            </draw:frame>
            <draw:frame draw:style-name="gr2" draw:text-style-name="P1" draw:layer="layout" svg:width="2.54cm" svg:height="6.833cm" svg:x="15.883cm" svg:y="5cm">
              <draw:image xlink:href="Pictures/10000201000000AF000001D65DD51D88.png" xlink:type="simple" xlink:show="embed" xlink:actuate="onLoad">
                <text:p/>
              </draw:image>
            </draw:frame>
          </draw:g>
          <draw:g>
            <draw:frame draw:style-name="gr1" draw:text-style-name="P5" draw:layer="layout" svg:width="4.943cm" svg:height="1.115cm" svg:x="21.049cm" svg:y="12.173cm">
              <draw:text-box>
                <text:p><text:span text:style-name="T3">Quarter Rest</text:span></text:p>
              </draw:text-box>
            </draw:frame>
            <draw:frame draw:style-name="gr1" draw:layer="layout" svg:width="2.335cm" svg:height="0.963cm" svg:x="22.353cm" svg:y="13.973cm">
              <draw:text-box>
                <text:p>1 Beat</text:p>
              </draw:text-box>
            </draw:frame>
            <draw:frame draw:style-name="gr2" draw:text-style-name="P1" draw:layer="layout" svg:width="2.54cm" svg:height="6.833cm" svg:x="22.25cm" svg:y="5cm">
              <draw:image xlink:href="Pictures/10000201000000AF000001D65DD51D88.png" xlink:type="simple" xlink:show="embed" xlink:actuate="onLoad">
                <text:p/>
              </draw:image>
            </draw:frame>
          </draw:g>
        </draw:g>
      </draw:page>
      <draw:page draw:name="page4" draw:style-name="dp1" draw:master-page-name="Default">
        <draw:g>
          <draw:g>
            <draw:frame draw:style-name="gr1" draw:text-style-name="P6" draw:layer="layout" svg:width="3.067cm" svg:height="0.806cm" svg:x="0.836cm" svg:y="11.338cm">
              <draw:text-box>
                <text:p><text:span text:style-name="T4">Eighth Rest</text:span></text:p>
              </draw:text-box>
            </draw:frame>
            <draw:frame draw:style-name="gr1" draw:text-style-name="P7" draw:layer="layout" svg:width="2.61cm" svg:height="0.725cm" svg:x="1.064cm" svg:y="12.275cm">
              <draw:text-box>
                <text:p><text:span text:style-name="T5">Half a Beat</text:span></text:p>
              </draw:text-box>
            </draw:frame>
            <draw:frame draw:style-name="gr2" draw:text-style-name="P1" draw:layer="layout" svg:width="1.27cm" svg:height="2.337cm" svg:x="1.734cm" svg:y="8.5cm">
              <draw:image xlink:href="Pictures/10000201000000A600000131017C87EF.png" xlink:type="simple" xlink:show="embed" xlink:actuate="onLoad">
                <text:p/>
              </draw:image>
            </draw:frame>
          </draw:g>
          <draw:g>
            <draw:frame draw:style-name="gr1" draw:text-style-name="P6" draw:layer="layout" svg:width="3.067cm" svg:height="0.806cm" svg:x="4.15cm" svg:y="11.338cm">
              <draw:text-box>
                <text:p><text:span text:style-name="T4">Eighth Rest</text:span></text:p>
              </draw:text-box>
            </draw:frame>
            <draw:frame draw:style-name="gr1" draw:text-style-name="P7" draw:layer="layout" svg:width="2.61cm" svg:height="0.725cm" svg:x="4.378cm" svg:y="12.275cm">
              <draw:text-box>
                <text:p><text:span text:style-name="T5">Half a Beat</text:span></text:p>
              </draw:text-box>
            </draw:frame>
            <draw:frame draw:style-name="gr2" draw:text-style-name="P1" draw:layer="layout" svg:width="1.27cm" svg:height="2.337cm" svg:x="5.048cm" svg:y="8.5cm">
              <draw:image xlink:href="Pictures/10000201000000A600000131017C87EF.png" xlink:type="simple" xlink:show="embed" xlink:actuate="onLoad">
                <text:p/>
              </draw:image>
            </draw:frame>
          </draw:g>
          <draw:g>
            <draw:frame draw:style-name="gr1" draw:text-style-name="P6" draw:layer="layout" svg:width="3.067cm" svg:height="0.806cm" svg:x="7.465cm" svg:y="11.338cm">
              <draw:text-box>
                <text:p><text:span text:style-name="T4">Eighth Rest</text:span></text:p>
              </draw:text-box>
            </draw:frame>
            <draw:frame draw:style-name="gr1" draw:text-style-name="P7" draw:layer="layout" svg:width="2.61cm" svg:height="0.725cm" svg:x="7.693cm" svg:y="12.275cm">
              <draw:text-box>
                <text:p><text:span text:style-name="T5">Half a Beat</text:span></text:p>
              </draw:text-box>
            </draw:frame>
            <draw:frame draw:style-name="gr2" draw:text-style-name="P1" draw:layer="layout" svg:width="1.27cm" svg:height="2.337cm" svg:x="8.363cm" svg:y="8.5cm">
              <draw:image xlink:href="Pictures/10000201000000A600000131017C87EF.png" xlink:type="simple" xlink:show="embed" xlink:actuate="onLoad">
                <text:p/>
              </draw:image>
            </draw:frame>
          </draw:g>
          <draw:g>
            <draw:frame draw:style-name="gr1" draw:text-style-name="P6" draw:layer="layout" svg:width="3.067cm" svg:height="0.806cm" svg:x="10.779cm" svg:y="11.338cm">
              <draw:text-box>
                <text:p><text:span text:style-name="T4">Eighth Rest</text:span></text:p>
              </draw:text-box>
            </draw:frame>
            <draw:frame draw:style-name="gr1" draw:text-style-name="P7" draw:layer="layout" svg:width="2.61cm" svg:height="0.725cm" svg:x="11.007cm" svg:y="12.275cm">
              <draw:text-box>
                <text:p><text:span text:style-name="T5">Half a Beat</text:span></text:p>
              </draw:text-box>
            </draw:frame>
            <draw:frame draw:style-name="gr2" draw:text-style-name="P1" draw:layer="layout" svg:width="1.27cm" svg:height="2.337cm" svg:x="11.677cm" svg:y="8.5cm">
              <draw:image xlink:href="Pictures/10000201000000A600000131017C87EF.png" xlink:type="simple" xlink:show="embed" xlink:actuate="onLoad">
                <text:p/>
              </draw:image>
            </draw:frame>
          </draw:g>
          <draw:g>
            <draw:frame draw:style-name="gr1" draw:text-style-name="P6" draw:layer="layout" svg:width="3.067cm" svg:height="0.806cm" svg:x="14.094cm" svg:y="11.338cm">
              <draw:text-box>
                <text:p><text:span text:style-name="T4">Eighth Rest</text:span></text:p>
              </draw:text-box>
            </draw:frame>
            <draw:frame draw:style-name="gr1" draw:text-style-name="P7" draw:layer="layout" svg:width="2.61cm" svg:height="0.725cm" svg:x="14.322cm" svg:y="12.275cm">
              <draw:text-box>
                <text:p><text:span text:style-name="T5">Half a Beat</text:span></text:p>
              </draw:text-box>
            </draw:frame>
            <draw:frame draw:style-name="gr2" draw:text-style-name="P1" draw:layer="layout" svg:width="1.27cm" svg:height="2.337cm" svg:x="14.992cm" svg:y="8.5cm">
              <draw:image xlink:href="Pictures/10000201000000A600000131017C87EF.png" xlink:type="simple" xlink:show="embed" xlink:actuate="onLoad">
                <text:p/>
              </draw:image>
            </draw:frame>
          </draw:g>
          <draw:g>
            <draw:frame draw:style-name="gr1" draw:text-style-name="P6" draw:layer="layout" svg:width="3.067cm" svg:height="0.806cm" svg:x="17.408cm" svg:y="11.338cm">
              <draw:text-box>
                <text:p><text:span text:style-name="T4">Eighth Rest</text:span></text:p>
              </draw:text-box>
            </draw:frame>
            <draw:frame draw:style-name="gr1" draw:text-style-name="P7" draw:layer="layout" svg:width="2.61cm" svg:height="0.725cm" svg:x="17.636cm" svg:y="12.275cm">
              <draw:text-box>
                <text:p><text:span text:style-name="T5">Half a Beat</text:span></text:p>
              </draw:text-box>
            </draw:frame>
            <draw:frame draw:style-name="gr2" draw:text-style-name="P1" draw:layer="layout" svg:width="1.27cm" svg:height="2.337cm" svg:x="18.306cm" svg:y="8.5cm">
              <draw:image xlink:href="Pictures/10000201000000A600000131017C87EF.png" xlink:type="simple" xlink:show="embed" xlink:actuate="onLoad">
                <text:p/>
              </draw:image>
            </draw:frame>
          </draw:g>
          <draw:g>
            <draw:frame draw:style-name="gr1" draw:text-style-name="P6" draw:layer="layout" svg:width="3.067cm" svg:height="0.806cm" svg:x="20.723cm" svg:y="11.338cm">
              <draw:text-box>
                <text:p><text:span text:style-name="T4">Eighth Rest</text:span></text:p>
              </draw:text-box>
            </draw:frame>
            <draw:frame draw:style-name="gr1" draw:text-style-name="P7" draw:layer="layout" svg:width="2.61cm" svg:height="0.725cm" svg:x="20.951cm" svg:y="12.275cm">
              <draw:text-box>
                <text:p><text:span text:style-name="T5">Half a Beat</text:span></text:p>
              </draw:text-box>
            </draw:frame>
            <draw:frame draw:style-name="gr2" draw:text-style-name="P1" draw:layer="layout" svg:width="1.27cm" svg:height="2.337cm" svg:x="21.621cm" svg:y="8.5cm">
              <draw:image xlink:href="Pictures/10000201000000A600000131017C87EF.png" xlink:type="simple" xlink:show="embed" xlink:actuate="onLoad">
                <text:p/>
              </draw:image>
            </draw:frame>
          </draw:g>
          <draw:g>
            <draw:frame draw:style-name="gr1" draw:text-style-name="P6" draw:layer="layout" svg:width="3.067cm" svg:height="0.806cm" svg:x="24.037cm" svg:y="11.338cm">
              <draw:text-box>
                <text:p><text:span text:style-name="T4">Eighth Rest</text:span></text:p>
              </draw:text-box>
            </draw:frame>
            <draw:frame draw:style-name="gr1" draw:text-style-name="P7" draw:layer="layout" svg:width="2.61cm" svg:height="0.725cm" svg:x="24.265cm" svg:y="12.275cm">
              <draw:text-box>
                <text:p><text:span text:style-name="T5">Half a Beat</text:span></text:p>
              </draw:text-box>
            </draw:frame>
            <draw:frame draw:style-name="gr2" draw:text-style-name="P1" draw:layer="layout" svg:width="1.27cm" svg:height="2.337cm" svg:x="24.935cm" svg:y="8.5cm">
              <draw:image xlink:href="Pictures/10000201000000A600000131017C87EF.png" xlink:type="simple" xlink:show="embed" xlink:actuate="onLoad">
                <text:p/>
              </draw:image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1H44M43S</meta:editing-duration>
    <meta:editing-cycles>14</meta:editing-cycles>
    <meta:generator>OpenOffice.org/3.3$Win32 OpenOffice.org_project/330m20$Build-9567</meta:generator>
    <dc:date>2012-12-02T14:00:51.83</dc:date>
    <dc:creator>Blaine Hansen</dc:creator>
    <meta:document-statistic meta:object-count="65"/>
  </office:meta>
</office:document-meta>
</file>